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123800000988D566C4CA165304E5.jpg" manifest:media-type="image/jpe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</office:font-face-decls>
  <office:automatic-styles>
    <style:style style:name="P1" style:family="paragraph" style:parent-style-name="Text_20_body">
      <style:text-properties officeooo:paragraph-rsid="009cba7b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Ru1" style:family="ruby">
      <style:ruby-properties style:ruby-align="center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《 <text:ruby text:style-name="Ru1"><text:ruby-base>定</text:ruby-base><text:ruby-text>tēng</text:ruby-text></text:ruby> <text:ruby text:style-name="Ru1"><text:ruby-base>風</text:ruby-base><text:ruby-text>hong</text:ruby-text></text:ruby> <text:ruby text:style-name="Ru1"><text:ruby-base>波</text:ruby-base><text:ruby-text>pho</text:ruby-text></text:ruby> 》 </text:p>
      <text:p text:style-name="Text_20_body"><text:ruby text:style-name="Ru1"><text:ruby-base>三</text:ruby-base><text:ruby-text>sam</text:ruby-text></text:ruby> <text:ruby text:style-name="Ru1"><text:ruby-base>月</text:ruby-base><text:ruby-text>goa̍t</text:ruby-text></text:ruby> <text:ruby text:style-name="Ru1"><text:ruby-base>七</text:ruby-base><text:ruby-text>chhit</text:ruby-text></text:ruby> <text:ruby text:style-name="Ru1"><text:ruby-base>日</text:ruby-base><text:ruby-text>ji̍t</text:ruby-text></text:ruby> ， <text:ruby text:style-name="Ru1"><text:ruby-base>沙</text:ruby-base><text:ruby-text>sa</text:ruby-text></text:ruby> <text:ruby text:style-name="Ru1"><text:ruby-base>湖</text:ruby-base><text:ruby-text>ô͘</text:ruby-text></text:ruby> <text:ruby text:style-name="Ru1"><text:ruby-base>道</text:ruby-base><text:ruby-text>tō</text:ruby-text></text:ruby> <text:ruby text:style-name="Ru1"><text:ruby-base>中</text:ruby-base><text:ruby-text>tiòng</text:ruby-text></text:ruby> <text:ruby text:style-name="Ru1"><text:ruby-base>遇</text:ruby-base><text:ruby-text>gū</text:ruby-text></text:ruby> <text:ruby text:style-name="Ru1"><text:ruby-base>雨</text:ruby-base><text:ruby-text>ú</text:ruby-text></text:ruby> 。 <text:ruby text:style-name="Ru1"><text:ruby-base>雨</text:ruby-base><text:ruby-text>ú</text:ruby-text></text:ruby> <text:ruby text:style-name="Ru1"><text:ruby-base>具</text:ruby-base><text:ruby-text>kū</text:ruby-text></text:ruby> <text:ruby text:style-name="Ru1"><text:ruby-base>先</text:ruby-base><text:ruby-text>sian</text:ruby-text></text:ruby> <text:ruby text:style-name="Ru1"><text:ruby-base>去</text:ruby-base><text:ruby-text>khì</text:ruby-text></text:ruby> ， <text:ruby text:style-name="Ru1"><text:ruby-base>同</text:ruby-base><text:ruby-text>tông</text:ruby-text></text:ruby> <text:ruby text:style-name="Ru1"><text:ruby-base>行</text:ruby-base><text:ruby-text>hêng</text:ruby-text></text:ruby> <text:ruby text:style-name="Ru1"><text:ruby-base>皆</text:ruby-base><text:ruby-text>kai</text:ruby-text></text:ruby> <text:ruby text:style-name="Ru1"><text:ruby-base>狼</text:ruby-base><text:ruby-text>lông</text:ruby-text></text:ruby> <text:ruby text:style-name="Ru1"><text:ruby-base>狽</text:ruby-base><text:ruby-text>pōe</text:ruby-text></text:ruby> ， <text:ruby text:style-name="Ru1"><text:ruby-base>餘</text:ruby-base><text:ruby-text>û</text:ruby-text></text:ruby> <text:ruby text:style-name="Ru1"><text:ruby-base>獨</text:ruby-base><text:ruby-text>to̍k</text:ruby-text></text:ruby> <text:ruby text:style-name="Ru1"><text:ruby-base>不</text:ruby-base><text:ruby-text>put</text:ruby-text></text:ruby> <text:ruby text:style-name="Ru1"><text:ruby-base>覺</text:ruby-base><text:ruby-text>kak</text:ruby-text></text:ruby> ， <text:ruby text:style-name="Ru1"><text:ruby-base>已</text:ruby-base><text:ruby-text>í</text:ruby-text></text:ruby> <text:ruby text:style-name="Ru1"><text:ruby-base>而</text:ruby-base><text:ruby-text>jî</text:ruby-text></text:ruby> <text:ruby text:style-name="Ru1"><text:ruby-base>遂</text:ruby-base><text:ruby-text>sūi</text:ruby-text></text:ruby> <text:ruby text:style-name="Ru1"><text:ruby-base>晴</text:ruby-base><text:ruby-text>chêng</text:ruby-text></text:ruby> ， <text:ruby text:style-name="Ru1"><text:ruby-base>故</text:ruby-base><text:ruby-text>kò͘</text:ruby-text></text:ruby> <text:ruby text:style-name="Ru1"><text:ruby-base>作</text:ruby-base><text:ruby-text>chok</text:ruby-text></text:ruby> <text:ruby text:style-name="Ru1"><text:ruby-base>此</text:ruby-base><text:ruby-text>chhú</text:ruby-text></text:ruby> <text:ruby text:style-name="Ru1"><text:ruby-base>詞</text:ruby-base><text:ruby-text>sû</text:ruby-text></text:ruby>。 </text:p>
      <text:p text:style-name="Text_20_body"><text:soft-page-break/><text:ruby text:style-name="Ru1"><text:ruby-base>莫</text:ruby-base><text:ruby-text>bo̍k</text:ruby-text></text:ruby> <text:ruby text:style-name="Ru1"><text:ruby-base>聽</text:ruby-base><text:ruby-text>thèng</text:ruby-text></text:ruby> <text:ruby text:style-name="Ru1"><text:ruby-base>穿</text:ruby-base><text:ruby-text>chhoan</text:ruby-text></text:ruby> <text:ruby text:style-name="Ru1"><text:ruby-base>林</text:ruby-base><text:ruby-text>lîm</text:ruby-text></text:ruby> <text:ruby text:style-name="Ru1"><text:ruby-base>打</text:ruby-base><text:ruby-text>tá</text:ruby-text></text:ruby> <text:ruby text:style-name="Ru1"><text:ruby-base>葉</text:ruby-base><text:ruby-text>ia̍p</text:ruby-text></text:ruby> <text:ruby text:style-name="Ru1"><text:ruby-base>聲</text:ruby-base><text:ruby-text>seng</text:ruby-text></text:ruby> ， <text:ruby text:style-name="Ru1"><text:ruby-base>何</text:ruby-base><text:ruby-text>hô</text:ruby-text></text:ruby> <text:ruby text:style-name="Ru1"><text:ruby-base>妨</text:ruby-base><text:ruby-text>hông</text:ruby-text></text:ruby> <text:ruby text:style-name="Ru1"><text:ruby-base>吟</text:ruby-base><text:ruby-text>gîm</text:ruby-text></text:ruby> <text:ruby text:style-name="Ru1"><text:ruby-base>嘯</text:ruby-base><text:ruby-text>siàu</text:ruby-text></text:ruby> <text:ruby text:style-name="Ru1"><text:ruby-base>且</text:ruby-base><text:ruby-text>chhiáⁿ</text:ruby-text></text:ruby> <text:ruby text:style-name="Ru1"><text:ruby-base>徐</text:ruby-base><text:ruby-text>chhî</text:ruby-text></text:ruby> <text:ruby text:style-name="Ru1"><text:ruby-base>行</text:ruby-base><text:ruby-text>hêng</text:ruby-text></text:ruby> 。 </text:p>
      <text:p text:style-name="Text_20_body"><text:ruby text:style-name="Ru1"><text:ruby-base>竹</text:ruby-base><text:ruby-text>tek</text:ruby-text></text:ruby> <text:ruby text:style-name="Ru1"><text:ruby-base>杖</text:ruby-base><text:ruby-text>tiōng</text:ruby-text></text:ruby> <text:ruby text:style-name="Ru1"><text:ruby-base>芒</text:ruby-base><text:ruby-text>bông</text:ruby-text></text:ruby> <text:ruby text:style-name="Ru1"><text:ruby-base>鞋</text:ruby-base><text:ruby-text>hâi</text:ruby-text></text:ruby> <text:ruby text:style-name="Ru1"><text:ruby-base>輕</text:ruby-base><text:ruby-text>kheng</text:ruby-text></text:ruby> <text:ruby text:style-name="Ru1"><text:ruby-base>勝</text:ruby-base><text:ruby-text>sèng</text:ruby-text></text:ruby> <text:ruby text:style-name="Ru1"><text:ruby-base>馬</text:ruby-base><text:ruby-text>má</text:ruby-text></text:ruby> ， <text:ruby text:style-name="Ru1"><text:ruby-base>誰</text:ruby-base><text:ruby-text>sûi</text:ruby-text></text:ruby> <text:ruby text:style-name="Ru1"><text:ruby-base>怕</text:ruby-base><text:ruby-text>phà</text:ruby-text></text:ruby> ？ <text:ruby text:style-name="Ru1"><text:ruby-base>一</text:ruby-base><text:ruby-text>it</text:ruby-text></text:ruby> <text:ruby text:style-name="Ru1"><text:ruby-base>簑</text:ruby-base><text:ruby-text>soe</text:ruby-text></text:ruby> <text:ruby text:style-name="Ru1"><text:ruby-base>湮</text:ruby-base><text:ruby-text>ian</text:ruby-text></text:ruby> <text:ruby text:style-name="Ru1"><text:ruby-base>雨</text:ruby-base><text:ruby-text>ú</text:ruby-text></text:ruby> <text:ruby text:style-name="Ru1"><text:ruby-base>任</text:ruby-base><text:ruby-text>jīm</text:ruby-text></text:ruby> <text:ruby text:style-name="Ru1"><text:ruby-base>平</text:ruby-base><text:ruby-text>pêng</text:ruby-text></text:ruby> <text:ruby text:style-name="Ru1"><text:ruby-base>生</text:ruby-base><text:ruby-text>seng</text:ruby-text></text:ruby> 。 </text:p>
      <text:p text:style-name="Text_20_body"><text:soft-page-break/><text:ruby text:style-name="Ru1"><text:ruby-base>料</text:ruby-base><text:ruby-text>liāu</text:ruby-text></text:ruby> <text:ruby text:style-name="Ru1"><text:ruby-base>峭</text:ruby-base><text:ruby-text>siàu</text:ruby-text></text:ruby> <text:ruby text:style-name="Ru1"><text:ruby-base>春</text:ruby-base><text:ruby-text>chhun</text:ruby-text></text:ruby> <text:ruby text:style-name="Ru1"><text:ruby-base>風</text:ruby-base><text:ruby-text>hong</text:ruby-text></text:ruby> <text:ruby text:style-name="Ru1"><text:ruby-base>吹</text:ruby-base><text:ruby-text>chhui</text:ruby-text></text:ruby> <text:ruby text:style-name="Ru1"><text:ruby-base>酒</text:ruby-base><text:ruby-text>chiú</text:ruby-text></text:ruby> <text:ruby text:style-name="Ru1"><text:ruby-base>醒</text:ruby-base><text:ruby-text>séng</text:ruby-text></text:ruby> ， <text:ruby text:style-name="Ru1"><text:ruby-base>微</text:ruby-base><text:ruby-text>bî</text:ruby-text></text:ruby> <text:ruby text:style-name="Ru1"><text:ruby-base>冷</text:ruby-base><text:ruby-text>léng</text:ruby-text></text:ruby> ， <text:ruby text:style-name="Ru1"><text:ruby-base>山</text:ruby-base><text:ruby-text>san</text:ruby-text></text:ruby> <text:ruby text:style-name="Ru1"><text:ruby-base>頭</text:ruby-base><text:ruby-text>thiô</text:ruby-text></text:ruby> <text:ruby text:style-name="Ru1"><text:ruby-base>斜</text:ruby-base><text:ruby-text>siâ</text:ruby-text></text:ruby> <text:ruby text:style-name="Ru1"><text:ruby-base>照</text:ruby-base><text:ruby-text>chiàu</text:ruby-text></text:ruby> <text:ruby text:style-name="Ru1"><text:ruby-base>卻</text:ruby-base><text:ruby-text>khiok</text:ruby-text></text:ruby> <text:ruby text:style-name="Ru1"><text:ruby-base>相</text:ruby-base><text:ruby-text>siong</text:ruby-text></text:ruby> <text:ruby text:style-name="Ru1"><text:ruby-base>迎</text:ruby-base><text:ruby-text>gêng</text:ruby-text></text:ruby> 。 </text:p>
      <text:p text:style-name="P1"><text:ruby text:style-name="Ru1"><text:ruby-base>回</text:ruby-base><text:ruby-text>hôe</text:ruby-text></text:ruby> <text:ruby text:style-name="Ru1"><text:ruby-base>首</text:ruby-base><text:ruby-text>siú</text:ruby-text></text:ruby> <text:ruby text:style-name="Ru1"><text:ruby-base>向</text:ruby-base><text:ruby-text>hiòng</text:ruby-text></text:ruby> <text:ruby text:style-name="Ru1"><text:ruby-base>來</text:ruby-base><text:ruby-text>lâi</text:ruby-text></text:ruby> <text:ruby text:style-name="Ru1"><text:ruby-base>蕭</text:ruby-base><text:ruby-text>siau</text:ruby-text></text:ruby> <text:ruby text:style-name="Ru1"><text:ruby-base>瑟</text:ruby-base><text:ruby-text>sek</text:ruby-text></text:ruby> <text:ruby text:style-name="Ru1"><text:ruby-base>處</text:ruby-base><text:ruby-text>chhú</text:ruby-text></text:ruby> ， <text:ruby text:style-name="Ru1"><text:ruby-base>歸</text:ruby-base><text:ruby-text>kui</text:ruby-text></text:ruby> <text:ruby text:style-name="Ru1"><text:ruby-base>去</text:ruby-base><text:ruby-text>khù</text:ruby-text></text:ruby> ， <text:ruby text:style-name="Ru1"><text:ruby-base>也</text:ruby-base><text:ruby-text>iā</text:ruby-text></text:ruby> <text:ruby text:style-name="Ru1"><text:ruby-base>無</text:ruby-base><text:ruby-text>bû</text:ruby-text></text:ruby> <text:ruby text:style-name="Ru1"><text:ruby-base>風</text:ruby-base><text:ruby-text>hong</text:ruby-text></text:ruby> <text:ruby text:style-name="Ru1"><text:ruby-base>雨</text:ruby-base><text:ruby-text>ú</text:ruby-text></text:ruby> <text:ruby text:style-name="Ru1"><text:ruby-base>也</text:ruby-base><text:ruby-text>iā</text:ruby-text></text:ruby> <text:ruby text:style-name="Ru1"><text:ruby-base>無</text:ruby-base><text:ruby-text>bû</text:ruby-text></text:ruby> <text:ruby text:style-name="Ru1"><text:ruby-base>晴</text:ruby-base><text:ruby-text>chêng</text:ruby-text></text:ruby> 。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style:register-true="true"/>
      <style:text-properties style:font-name="Liberation Serif:dlig" fo:font-family="'Liberation Serif:dlig'" style:font-style-name="標準" style:font-family-generic="roman" style:font-pitch="variable" fo:font-size="36pt" fo:letter-spacing="0.212cm" style:font-name-asian="翩翩體-繁" style:font-family-asian="翩翩體-繁" style:font-style-name-asian="標準" style:font-pitch-asian="variable" style:font-size-asian="36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cm" fo:margin-bottom="0.55cm" style:contextual-spacing="false" fo:line-height="100%" fo:text-align="center" style:justify-single-word="false" fo:keep-with-next="always"/>
      <style:text-properties style:font-name="Liberation Sans" fo:font-family="'Liberation Sans'" style:font-family-generic="swiss" style:font-pitch="variable" fo:font-size="54pt" style:font-name-asian="魏碑-繁" style:font-family-asian="魏碑-繁" style:font-style-name-asian="標準" style:font-pitch-asian="variable" style:font-size-asian="5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style:contextual-spacing="false" fo:line-height="100%" fo:orphans="0" fo:widows="0" style:register-true="false" style:page-number="auto" style:snap-to-layout-grid="false"/>
      <style:text-properties fo:font-size="50pt" fo:letter-spacing="normal" style:font-name-asian="魏碑-繁" style:font-family-asian="魏碑-繁" style:font-style-name-asian="標準" style:font-pitch-asian="variable" style:font-size-asian="50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false" fo:line-height="100%" fo:text-align="center" style:justify-single-word="false" fo:orphans="0" fo:widows="0" style:register-true="false" style:page-number="auto" fo:break-before="page" fo:keep-with-next="auto" style:text-autospace="none" style:punctuation-wrap="simple" style:line-break="normal"/>
      <style:text-properties fo:font-size="48pt" fo:letter-spacing="normal" fo:font-weight="normal" style:letter-kerning="false" style:font-size-asian="48pt" style:font-weight-asian="normal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75cm" style:type="center"/>
          <style:tab-stop style:position="2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75cm" style:type="center"/>
          <style:tab-stop style:position="27.5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bf0041" loext:opacity="100%" style:font-name="Miriam Libre" fo:font-family="'Miriam Libre'" style:font-style-name="標準" style:font-pitch="variable" fo:font-size="16pt" style:text-underline-style="none" style:font-name-asian="圓體-繁" style:font-family-asian="圓體-繁" style:font-style-name-asian="標準" style:font-pitch-asian="variable" style:font-size-asian="1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1.199cm" fo:margin-bottom="1.199cm" fo:margin-left="0.801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影像1" text:anchor-type="char" svg:width="29.7cm" svg:height="19.801cm" draw:z-index="2"><draw:image xlink:href="Pictures/100000000000123800000988D566C4CA165304E5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20H44M22S</meta:editing-duration>
    <meta:editing-cycles>94</meta:editing-cycles>
    <meta:generator>LibreOffice/7.2.5.2$MacOSX_X86_64 LibreOffice_project/499f9727c189e6ef3471021d6132d4c694f357e5</meta:generator>
    <dc:title>我的草稿</dc:title>
    <dc:date>2022-04-01T17:24:28.833170837</dc:date>
    <meta:print-date>2022-02-09T16:55:11.179092062</meta:print-date>
    <meta:document-statistic meta:table-count="0" meta:image-count="1" meta:object-count="0" meta:page-count="3" meta:paragraph-count="6" meta:word-count="116" meta:character-count="231" meta:non-whitespace-character-count="116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